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style="normal" style:font-style-asian="normal" style:font-style-complex="normal"/>
    </style:style>
    <style:style style:name="P3" style:family="paragraph" style:parent-style-name="Standard" style:list-style-name="L1">
      <style:text-properties fo:font-style="normal" style:font-style-asian="normal" style:font-style-complex="normal"/>
    </style:style>
    <style:style style:name="P4" style:family="paragraph" style:parent-style-name="Standard">
      <style:text-properties fo:font-style="normal" fo:font-weight="bold" style:font-style-asian="normal" style:font-weight-asian="bold" style:font-style-complex="normal" style:font-weight-complex="bold"/>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tocol is the reason that the Internet works and performs work.” (Galloway 2006)</text:p>
      <text:p text:style-name="Standard"/>
      <text:p text:style-name="Standard">“Protocol is always a second-order process; it governs the architecture of the architecture of objects.” (Galloway 2006)</text:p>
      <text:p text:style-name="Standard"/>
      <text:p text:style-name="Standard">“<text:span text:style-name="T1">Protocol is a language that regulates flows, directs netspace, codes relationships, and connects life-forms.</text:span><text:span text:style-name="T2">” (Galloway 2006)</text:span></text:p>
      <text:p text:style-name="P2"/>
      <text:p text:style-name="P2">“digital networks are structured on a negotiated dominance of certain flows over other flows” (Galloway 2006)</text:p>
      <text:p text:style-name="P2"/>
      <text:p text:style-name="P2">“[Protocol is] a psuedo-ideological force that has influence over real human lives” (Galloway 2006)</text:p>
      <text:p text:style-name="P2"/>
      <text:p text:style-name="P2">“anti-hierarchy and anti-authority; robust, flexible, and universal; outcome (not the antecedent) of distributed behavior”</text:p>
      <text:p text:style-name="P2"/>
      <text:p text:style-name="P4">Introduction</text:p>
      <text:p text:style-name="P2"/>
      <text:p text:style-name="Standard"><text:span text:style-name="T2">Recently debate has heated up in the United States around a concept called </text:span><text:span text:style-name="T1">net neutrality.</text:span><text:span text:style-name="T2"> Complicating this debate is the fact that net (or network) neutrality has no single definition. While</text:span><text:span text:style-name="T1"> </text:span><text:span text:style-name="T2">Tim Berners-Lee has defined as “If I pay to connect to the Net with a certain quality of service, and you pay to connect with that or greater quality of service, then we can communicate at that level,” (Berners-Lee 2006) the United States' Federal Communications Commission recently defined <text:s/>net neutralityin terms of rules for inernet service providers (ISP), which:</text:span></text:p>
      <text:p text:style-name="P2"/>
      <text:list xml:id="list1580618189" text:style-name="L1">
        <text:list-item>
          <text:p text:style-name="P3">would not be allowed to prevent any of its users from sending or receiving the lawful content of the user's choice over the Internet;</text:p>
        </text:list-item>
        <text:list-item>
          <text:p text:style-name="P3">would not be allowed to prevent any of its users from running the lawful applications or using the lawful services of the user's choice;</text:p>
        </text:list-item>
        <text:list-item>
          <text:p text:style-name="P3">would not be allowed to prevent any of its users from connecting to and using on its network the user's choice of lawful devices that do not harm the network;</text:p>
        </text:list-item>
        <text:list-item>
          <text:p text:style-name="P3">would not be allowed to deprive any of its users of the user's entitlement to competition among network providers, application providers, service providers, and content providers;</text:p>
        </text:list-item>
        <text:list-item>
          <text:p text:style-name="P3">would be required to treat lawful content, applications, and services in a nondiscriminatory manner; and</text:p>
        </text:list-item>
        <text:list-item>
          <text:p text:style-name="P3">would be required to disclose such information concerning network management and other practices as is reasonably required for users and content, application, and services providers to enjoy the protections specified in this rulemaking. <text:s/>(FCC 2009)</text:p>
        </text:list-item>
      </text:list>
      <text:p text:style-name="P2"/>
      <text:p text:style-name="P2">This list was enumerated in a Notice for Proposed Rulemaking (NPRM) on 22 October 2009. While the full NPRM has been criticized by prominent proffessors who promote net neutrality for its often vague language (Gross 2009), the rules from the FCC have also been adopted in the language of a bill currently in the US Congress titled the “Internet Freedom Preservation Act of 2009.”</text:p>
      <text:p text:style-name="P2"><text:tab/>Despite the debate going on within the community of net neutrality supporters, there is also a larger debate occurring between net neutrality's proponents and its detractors. The proponents are largely represented by the Save The Internet campaign and the detractors are represented by the Internet Freedom Coalition. This project attempts to interrogate the frames of these two sides through a cross-spherical analysis of the Internet.</text:p>
      <text:p text:style-name="Standard"><text:span text:style-name="T2"><text:tab/>This issue is crucial due to the implications that net neutrality has on the very substrate of the </text:span><text:soft-page-break/><text:span text:style-name="T2">Internet. As Alexander Galloway argues, the protocol of the net is not the “outcome”, but rather the “antecedent […] of distributed behavior.” (Galloway 2006) Thus, policies that affect the available outcomes of distributed behavior will necessarily affect the very “second order object” (protocol) that “governs the architecture of the architecture of objects.” (Galloway 2006) Galloway's list of the attributes of protocol could very well become shorter or change completely if the </text:span><text:span text:style-name="T1">post-hoc</text:span><text:span text:style-name="T2"> protocol shifts due to drastic rewrites of the underlying mechanisms of the network. Protocological features such as “anti-hierarchy and anti-authority” are directly threatened by the anti-neutrality movement, which would necessarily impose hierarchy through the privileging and punishing of certain protocols, services, and even web pages by ISPs. </text:span></text:p>
      <text:p text:style-name="Standard"><text:span text:style-name="T2"/></text:p>
      <text:p text:style-name="Standard"><text:span text:style-name="T2"/></text:p>
      <text:p text:style-name="Standard"><text:span text:style-name="T2">That the framing terms are partially shared by both sides is noted within the blogosphere. ( </text:span><text:a xlink:type="simple" xlink:href="http://locustscreaming.blogspot.com/2009/01/framing-net-neutrality.html"><text:span text:style-name="T2">http://locustscreaming.blogspot.com/2009/01/framing-net-neutrality.html</text:span></text:a><text:span text:style-name="T2"> )</text:span></text:p>
      <text:p text:style-name="P2"/>
      <text:p text:style-name="P4">References</text:p>
      <text:p text:style-name="P4"/>
      <text:p text:style-name="P1"><text:span text:style-name="T2">Berners-Lee, Tim. “Net Neutrality: This is serious.” 21 June 2006. &lt;</text:span><text:a xlink:type="simple" xlink:href="http://dig.csail.mit.edu/breadcrumbs/node/144"><text:span text:style-name="T2">http://dig.csail.mit.edu/breadcrumbs/node/144</text:span></text:a><text:span text:style-name="T2">&gt;</text:span></text:p>
      <text:p text:style-name="P1"><text:span text:style-name="T2">Gross, Grant. “Professors: FCC's net neutrality proposal is ambiguous.” 3 November 2009. &lt;</text:span><text:a xlink:type="simple" xlink:href="http://www.sfgate.com/cgi-bin/article.cgi?f=/g/a/2009/11/03/urnidgns002570F3005978D885257663005E0F76.DTL"><text:span text:style-name="T2">http://www.sfgate.com/cgi-bin/article.cgi?f=/g/a/2009/11/03/urnidgns002570F3005978D885257663005E0F76.DTL</text:span></text:a><text:span text:style-name="T2">&gt;</text:span></text:p>
      <text:p text:style-name="Standard"><text:span text:style-name="T3">Federal Communications Commission. “</text:span><text:span text:style-name="T2">Commission Seeks Public Input on Draft Rules to Preserve the Free and Open Internet (News Release).</text:span><text:span text:style-name="T3">” 22 October 2009. &lt;http://hraunfoss.fcc.gov/edocs_public/attachmatch/DOC-294159A1.pdf&gt;</text:span></text:p>
      <text:p text:style-name="P5"/>
      <text:p text:style-name="P5"/>
      <text:p text:style-name="P5"/>
      <text:p text:style-name="P6"/>
      <text:p text:style-name="P6"/>
      <text:p text:style-name="P2"/>
      <text:p text:style-name="P2"/>
      <text:p text:style-name="P2">Though the FCC's NPRM was promptly criticized by net neutrality proponen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24T13:30:03</meta:creation-date>
    <dc:date>2009-11-25T01:20:03</dc:date>
    <meta:editing-duration>PT07H32M32S</meta:editing-duration>
    <meta:editing-cycles>4</meta:editing-cycles>
    <meta:generator>OpenOffice.org/3.1$Unix OpenOffice.org_project/310m19$Build-9420</meta:generator>
    <meta:document-statistic meta:table-count="0" meta:image-count="0" meta:object-count="0" meta:page-count="2" meta:paragraph-count="23" meta:word-count="700" meta:character-count="4739"/>
  </office:meta>
</office:document-meta>
</file>